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l" fo:country="G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l" fo:country="G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6.631cm" svg:x="1.905cm" svg:y="3.118cm" presentation:class="title" presentation:user-transformed="true">
          <draw:text-box>
            <text:p text:style-name="P1"><text:span text:style-name="T1">Τίτλος</text:span></text:p>
          </draw:text-box>
        </draw:frame>
        <draw:frame draw:name="Subtitle 2" presentation:style-name="pr2" draw:text-style-name="P4" draw:layer="layout" svg:width="19.049cm" svg:height="4.598cm" svg:x="3.175cm" svg:y="10.006cm" presentation:class="subtitle" presentation:user-transformed="true">
          <draw:text-box>
            <text:p text:style-name="P3"><text:span text:style-name="T2">Πανεπιστήμιο, Τμήμα, Ονοματεπώνυμο, ΑΕΜ, επιβλέποντας, συνεπιβλέποντας, ημερομηνία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Σκοπός της διπλωματικής εργασίας" draw:style-name="dp1" draw:master-page-name="Title_20_and_20_Content" presentation:presentation-page-layout-name="AL2T11">
        <draw:frame draw:name="Title 1" presentation:style-name="pr4" draw:text-style-name="P7" draw:layer="layout" svg:width="21.907cm" svg:height="3.681cm" svg:x="1.746cm" svg:y="1.014cm" presentation:class="title" presentation:user-transformed="true">
          <draw:text-box>
            <text:p text:style-name="P6"><text:span text:style-name="T3">Σκοπός της διπλωματικής εργασίας</text:span></text:p>
          </draw:text-box>
        </draw:frame>
        <draw:frame draw:name="Content Placeholder 2" presentation:style-name="pr5" draw:text-style-name="P8" draw:layer="layout" svg:width="21.907cm" svg:height="12.086cm" svg:x="1.746cm" svg:y="5.071cm" presentation:class="outline" presentation:placeholder="true" presentation:user-transformed="true">
          <draw:text-box/>
        </draw:frame>
        <draw:frame draw:name="Date Placeholder 3" presentation:style-name="pr6" draw:text-style-name="P10" draw:layer="layout" svg:width="5.714cm" svg:height="1.013cm" svg:x="1.746cm" svg:y="17.657cm" presentation:class="date-time" presentation:user-transformed="true">
          <draw:text-box>
            <text:p text:style-name="P9"><text:span text:style-name="T4">&lt;Μήνας&gt; &lt;Χρονιά&gt;</text:span></text:p>
          </draw:text-box>
        </draw:frame>
        <draw:frame draw:name="Footer Placeholder 4" presentation:style-name="pr6" draw:text-style-name="P10" draw:layer="layout" svg:width="8.572cm" svg:height="1.013cm" svg:x="8.414cm" svg:y="17.657cm" presentation:class="footer" presentation:user-transformed="true">
          <draw:text-box>
            <text:p text:style-name="P11"><text:span text:style-name="T5">&lt;Τίτλος εργασίας&gt;</text:span></text:p>
          </draw:text-box>
        </draw:frame>
        <draw:frame draw:name="Slide Number Placeholder 5" presentation:style-name="pr6" draw:text-style-name="P10" draw:layer="layout" svg:width="5.714cm" svg:height="1.013cm" svg:x="17.939cm" svg:y="17.657cm" presentation:class="page-number" presentation:user-transformed="true">
          <draw:text-box>
            <text:p text:style-name="P12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2" presentation:class="page"/>
          <draw:frame draw:name="Notes Placeholder 2" presentation:style-name="pr7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Γνώσεις που αποκτήθηκαν" draw:style-name="dp1" draw:master-page-name="Title_20_and_20_Content" presentation:presentation-page-layout-name="AL2T11">
        <draw:frame draw:name="Title 1" presentation:style-name="pr4" draw:text-style-name="P7" draw:layer="layout" svg:width="21.907cm" svg:height="3.681cm" svg:x="1.746cm" svg:y="1.014cm" presentation:class="title" presentation:user-transformed="true">
          <draw:text-box>
            <text:p text:style-name="P6"><text:span text:style-name="T3">Γνώσεις που αποκτήθηκαν</text:span></text:p>
          </draw:text-box>
        </draw:frame>
        <draw:frame draw:name="Content Placeholder 2" presentation:style-name="pr9" draw:text-style-name="P8" draw:layer="layout" svg:width="21.907cm" svg:height="12.086cm" svg:x="1.746cm" svg:y="5.071cm" presentation:class="outline" presentation:placeholder="true" presentation:user-transformed="true">
          <draw:text-box/>
        </draw:frame>
        <draw:frame draw:name="Date Placeholder 3" presentation:style-name="pr6" draw:text-style-name="P10" draw:layer="layout" svg:width="5.714cm" svg:height="1.013cm" svg:x="1.746cm" svg:y="17.657cm" presentation:class="date-time" presentation:user-transformed="true">
          <draw:text-box>
            <text:p text:style-name="P9"><text:span text:style-name="T4">&lt;Μήνας&gt; &lt;Χρονιά&gt;</text:span></text:p>
          </draw:text-box>
        </draw:frame>
        <draw:frame draw:name="Footer Placeholder 4" presentation:style-name="pr6" draw:text-style-name="P10" draw:layer="layout" svg:width="8.572cm" svg:height="1.013cm" svg:x="8.414cm" svg:y="17.657cm" presentation:class="footer" presentation:user-transformed="true">
          <draw:text-box>
            <text:p text:style-name="P11"><text:span text:style-name="T5">&lt;Τίτλος εργασίας&gt;</text:span></text:p>
          </draw:text-box>
        </draw:frame>
        <draw:frame draw:name="Slide Number Placeholder 5" presentation:style-name="pr6" draw:text-style-name="P10" draw:layer="layout" svg:width="5.714cm" svg:height="1.013cm" svg:x="17.939cm" svg:y="17.657cm" presentation:class="page-number" presentation:user-transformed="true">
          <draw:text-box>
            <text:p text:style-name="P12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3" presentation:class="page"/>
          <draw:frame draw:name="Notes Placeholder 2" presentation:style-name="pr10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Μεθοδολογία" draw:style-name="dp1" draw:master-page-name="Title_20_and_20_Content" presentation:presentation-page-layout-name="AL2T11">
        <draw:frame draw:name="Title 1" presentation:style-name="pr4" draw:text-style-name="P7" draw:layer="layout" svg:width="21.907cm" svg:height="3.681cm" svg:x="1.746cm" svg:y="1.014cm" presentation:class="title" presentation:user-transformed="true">
          <draw:text-box>
            <text:p text:style-name="P6"><text:span text:style-name="T3">Μεθοδολογία</text:span></text:p>
          </draw:text-box>
        </draw:frame>
        <draw:frame draw:name="Content Placeholder 2" presentation:style-name="pr11" draw:text-style-name="P8" draw:layer="layout" svg:width="21.907cm" svg:height="12.086cm" svg:x="1.746cm" svg:y="5.071cm" presentation:class="outline" presentation:placeholder="true" presentation:user-transformed="true">
          <draw:text-box/>
        </draw:frame>
        <draw:frame draw:name="Date Placeholder 3" presentation:style-name="pr6" draw:text-style-name="P10" draw:layer="layout" svg:width="5.714cm" svg:height="1.013cm" svg:x="1.746cm" svg:y="17.657cm" presentation:class="date-time" presentation:user-transformed="true">
          <draw:text-box>
            <text:p text:style-name="P9"><text:span text:style-name="T4">&lt;Μήνας&gt; &lt;Χρονιά&gt;</text:span></text:p>
          </draw:text-box>
        </draw:frame>
        <draw:frame draw:name="Footer Placeholder 4" presentation:style-name="pr6" draw:text-style-name="P10" draw:layer="layout" svg:width="8.572cm" svg:height="1.013cm" svg:x="8.414cm" svg:y="17.657cm" presentation:class="footer" presentation:user-transformed="true">
          <draw:text-box>
            <text:p text:style-name="P11"><text:span text:style-name="T5">&lt;Τίτλος εργασίας&gt;</text:span></text:p>
          </draw:text-box>
        </draw:frame>
        <draw:frame draw:name="Slide Number Placeholder 5" presentation:style-name="pr6" draw:text-style-name="P10" draw:layer="layout" svg:width="5.714cm" svg:height="1.013cm" svg:x="17.939cm" svg:y="17.657cm" presentation:class="page-number" presentation:user-transformed="true">
          <draw:text-box>
            <text:p text:style-name="P12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ποτελέσματα" draw:style-name="dp1" draw:master-page-name="Title_20_and_20_Content" presentation:presentation-page-layout-name="AL2T11">
        <draw:frame draw:name="Title 1" presentation:style-name="pr4" draw:text-style-name="P7" draw:layer="layout" svg:width="21.907cm" svg:height="3.681cm" svg:x="1.746cm" svg:y="1.014cm" presentation:class="title" presentation:user-transformed="true">
          <draw:text-box>
            <text:p text:style-name="P6"><text:span text:style-name="T3">Αποτελέσματα</text:span></text:p>
          </draw:text-box>
        </draw:frame>
        <draw:frame draw:name="Content Placeholder 2" presentation:style-name="pr13" draw:text-style-name="P8" draw:layer="layout" svg:width="21.907cm" svg:height="12.086cm" svg:x="1.746cm" svg:y="5.071cm" presentation:class="outline" presentation:placeholder="true" presentation:user-transformed="true">
          <draw:text-box/>
        </draw:frame>
        <draw:frame draw:name="Date Placeholder 3" presentation:style-name="pr6" draw:text-style-name="P10" draw:layer="layout" svg:width="5.714cm" svg:height="1.013cm" svg:x="1.746cm" svg:y="17.657cm" presentation:class="date-time" presentation:user-transformed="true">
          <draw:text-box>
            <text:p text:style-name="P9"><text:span text:style-name="T4">&lt;Μήνας&gt; &lt;Χρονιά&gt;</text:span></text:p>
          </draw:text-box>
        </draw:frame>
        <draw:frame draw:name="Footer Placeholder 4" presentation:style-name="pr6" draw:text-style-name="P10" draw:layer="layout" svg:width="8.572cm" svg:height="1.013cm" svg:x="8.414cm" svg:y="17.657cm" presentation:class="footer" presentation:user-transformed="true">
          <draw:text-box>
            <text:p text:style-name="P11"><text:span text:style-name="T5">&lt;Τίτλος εργασίας&gt;</text:span></text:p>
          </draw:text-box>
        </draw:frame>
        <draw:frame draw:name="Slide Number Placeholder 5" presentation:style-name="pr6" draw:text-style-name="P10" draw:layer="layout" svg:width="5.714cm" svg:height="1.013cm" svg:x="17.939cm" svg:y="17.657cm" presentation:class="page-number" presentation:user-transformed="true">
          <draw:text-box>
            <text:p text:style-name="P12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Συμπεράσματα" draw:style-name="dp1" draw:master-page-name="Title_20_and_20_Content" presentation:presentation-page-layout-name="AL2T11">
        <draw:frame draw:name="Title 1" presentation:style-name="pr4" draw:text-style-name="P7" draw:layer="layout" svg:width="21.907cm" svg:height="3.681cm" svg:x="1.746cm" svg:y="1.014cm" presentation:class="title" presentation:user-transformed="true">
          <draw:text-box>
            <text:p text:style-name="P6"><text:span text:style-name="T3">Συμπεράσματα</text:span></text:p>
          </draw:text-box>
        </draw:frame>
        <draw:frame draw:name="Content Placeholder 2" presentation:style-name="pr14" draw:text-style-name="P8" draw:layer="layout" svg:width="21.907cm" svg:height="12.086cm" svg:x="1.746cm" svg:y="5.071cm" presentation:class="outline" presentation:placeholder="true" presentation:user-transformed="true">
          <draw:text-box/>
        </draw:frame>
        <draw:frame draw:name="Date Placeholder 3" presentation:style-name="pr6" draw:text-style-name="P10" draw:layer="layout" svg:width="5.714cm" svg:height="1.013cm" svg:x="1.746cm" svg:y="17.657cm" presentation:class="date-time" presentation:user-transformed="true">
          <draw:text-box>
            <text:p text:style-name="P9"><text:span text:style-name="T4">&lt;Μήνας&gt; &lt;Χρονιά&gt;</text:span></text:p>
          </draw:text-box>
        </draw:frame>
        <draw:frame draw:name="Footer Placeholder 4" presentation:style-name="pr6" draw:text-style-name="P10" draw:layer="layout" svg:width="8.572cm" svg:height="1.013cm" svg:x="8.414cm" svg:y="17.657cm" presentation:class="footer" presentation:user-transformed="true">
          <draw:text-box>
            <text:p text:style-name="P11"><text:span text:style-name="T5">&lt;Τίτλος εργασίας&gt;</text:span></text:p>
          </draw:text-box>
        </draw:frame>
        <draw:frame draw:name="Slide Number Placeholder 5" presentation:style-name="pr6" draw:text-style-name="P10" draw:layer="layout" svg:width="5.714cm" svg:height="1.013cm" svg:x="17.939cm" svg:y="17.657cm" presentation:class="page-number" presentation:user-transformed="true">
          <draw:text-box>
            <text:p text:style-name="P12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Μελλοντική Εργασία" draw:style-name="dp1" draw:master-page-name="Title_20_and_20_Content" presentation:presentation-page-layout-name="AL2T11">
        <draw:frame draw:name="Title 1" presentation:style-name="pr4" draw:text-style-name="P7" draw:layer="layout" svg:width="21.907cm" svg:height="3.681cm" svg:x="1.746cm" svg:y="1.014cm" presentation:class="title" presentation:user-transformed="true">
          <draw:text-box>
            <text:p text:style-name="P6"><text:span text:style-name="T3">Μελλοντική Εργασία</text:span></text:p>
          </draw:text-box>
        </draw:frame>
        <draw:frame draw:name="Content Placeholder 2" presentation:style-name="pr15" draw:text-style-name="P8" draw:layer="layout" svg:width="21.907cm" svg:height="12.086cm" svg:x="1.746cm" svg:y="5.071cm" presentation:class="outline" presentation:placeholder="true" presentation:user-transformed="true">
          <draw:text-box/>
        </draw:frame>
        <draw:frame draw:name="Date Placeholder 3" presentation:style-name="pr6" draw:text-style-name="P10" draw:layer="layout" svg:width="5.714cm" svg:height="1.013cm" svg:x="1.746cm" svg:y="17.657cm" presentation:class="date-time" presentation:user-transformed="true">
          <draw:text-box>
            <text:p text:style-name="P9"><text:span text:style-name="T4">&lt;Μήνας&gt; &lt;Χρονιά&gt;</text:span></text:p>
          </draw:text-box>
        </draw:frame>
        <draw:frame draw:name="Footer Placeholder 4" presentation:style-name="pr6" draw:text-style-name="P10" draw:layer="layout" svg:width="8.572cm" svg:height="1.013cm" svg:x="8.414cm" svg:y="17.657cm" presentation:class="footer" presentation:user-transformed="true">
          <draw:text-box>
            <text:p text:style-name="P11"><text:span text:style-name="T5">&lt;Τίτλος εργασίας&gt;</text:span></text:p>
          </draw:text-box>
        </draw:frame>
        <draw:frame draw:name="Slide Number Placeholder 5" presentation:style-name="pr6" draw:text-style-name="P10" draw:layer="layout" svg:width="5.714cm" svg:height="1.013cm" svg:x="17.939cm" svg:y="17.657cm" presentation:class="page-number" presentation:user-transformed="true">
          <draw:text-box>
            <text:p text:style-name="P12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Διακρίσεις, Δημοσιεύδεις" draw:style-name="dp1" draw:master-page-name="Title_20_and_20_Content" presentation:presentation-page-layout-name="AL2T11">
        <draw:frame draw:name="Title 1" presentation:style-name="pr4" draw:text-style-name="P7" draw:layer="layout" svg:width="21.907cm" svg:height="3.681cm" svg:x="1.746cm" svg:y="1.014cm" presentation:class="title" presentation:user-transformed="true">
          <draw:text-box>
            <text:p text:style-name="P6"><text:span text:style-name="T3">Διακρίσεις, Δημοσιεύδεις</text:span></text:p>
          </draw:text-box>
        </draw:frame>
        <draw:frame draw:name="Content Placeholder 2" presentation:style-name="pr16" draw:text-style-name="P15" draw:layer="layout" svg:width="21.907cm" svg:height="12.086cm" svg:x="1.746cm" svg:y="5.071cm" presentation:class="outline" presentation:user-transformed="true">
          <draw:text-box>
            <text:list text:style-name="L5">
              <text:list-item>
                <text:p text:style-name="P14"><text:span text:style-name="T7">(If applicable)</text:span></text:p>
              </text:list-item>
            </text:list>
          </draw:text-box>
        </draw:frame>
        <draw:frame draw:name="Date Placeholder 3" presentation:style-name="pr6" draw:text-style-name="P10" draw:layer="layout" svg:width="5.714cm" svg:height="1.013cm" svg:x="1.746cm" svg:y="17.657cm" presentation:class="date-time" presentation:user-transformed="true">
          <draw:text-box>
            <text:p text:style-name="P9"><text:span text:style-name="T4">&lt;Μήνας&gt; &lt;Χρονιά&gt;</text:span></text:p>
          </draw:text-box>
        </draw:frame>
        <draw:frame draw:name="Footer Placeholder 4" presentation:style-name="pr6" draw:text-style-name="P10" draw:layer="layout" svg:width="8.572cm" svg:height="1.013cm" svg:x="8.414cm" svg:y="17.657cm" presentation:class="footer" presentation:user-transformed="true">
          <draw:text-box>
            <text:p text:style-name="P11"><text:span text:style-name="T5">&lt;Τίτλος εργασίας&gt;</text:span></text:p>
          </draw:text-box>
        </draw:frame>
        <draw:frame draw:name="Slide Number Placeholder 5" presentation:style-name="pr6" draw:text-style-name="P10" draw:layer="layout" svg:width="5.714cm" svg:height="1.013cm" svg:x="17.939cm" svg:y="17.657cm" presentation:class="page-number" presentation:user-transformed="true">
          <draw:text-box>
            <text:p text:style-name="P12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Ευχαριστίες" draw:style-name="dp1" draw:master-page-name="Title_20_and_20_Content" presentation:presentation-page-layout-name="AL2T11">
        <draw:frame draw:name="Title 1" presentation:style-name="pr4" draw:text-style-name="P7" draw:layer="layout" svg:width="21.907cm" svg:height="3.681cm" svg:x="1.746cm" svg:y="1.014cm" presentation:class="title" presentation:user-transformed="true">
          <draw:text-box>
            <text:p text:style-name="P6"><text:span text:style-name="T3">Ευχαριστίες</text:span></text:p>
          </draw:text-box>
        </draw:frame>
        <draw:frame draw:name="Content Placeholder 2" presentation:style-name="pr17" draw:text-style-name="P8" draw:layer="layout" svg:width="21.907cm" svg:height="12.086cm" svg:x="1.746cm" svg:y="5.071cm" presentation:class="outline" presentation:placeholder="true" presentation:user-transformed="true">
          <draw:text-box/>
        </draw:frame>
        <draw:frame draw:name="Date Placeholder 3" presentation:style-name="pr6" draw:text-style-name="P10" draw:layer="layout" svg:width="5.714cm" svg:height="1.013cm" svg:x="1.746cm" svg:y="17.657cm" presentation:class="date-time" presentation:user-transformed="true">
          <draw:text-box>
            <text:p text:style-name="P9"><text:span text:style-name="T4">&lt;Μήνας&gt; &lt;Χρονιά&gt;</text:span></text:p>
          </draw:text-box>
        </draw:frame>
        <draw:frame draw:name="Footer Placeholder 4" presentation:style-name="pr6" draw:text-style-name="P10" draw:layer="layout" svg:width="8.572cm" svg:height="1.013cm" svg:x="8.414cm" svg:y="17.657cm" presentation:class="footer" presentation:user-transformed="true">
          <draw:text-box>
            <text:p text:style-name="P11"><text:span text:style-name="T5">&lt;Τίτλος εργασίας&gt;</text:span></text:p>
          </draw:text-box>
        </draw:frame>
        <draw:frame draw:name="Slide Number Placeholder 5" presentation:style-name="pr6" draw:text-style-name="P10" draw:layer="layout" svg:width="5.714cm" svg:height="1.013cm" svg:x="17.939cm" svg:y="17.657cm" presentation:class="page-number" presentation:user-transformed="true">
          <draw:text-box>
            <text:p text:style-name="P12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Ερωτήσεις" draw:style-name="dp1" draw:master-page-name="Title_20_and_20_Content" presentation:presentation-page-layout-name="AL2T11">
        <draw:frame draw:name="Title 1" presentation:style-name="pr4" draw:text-style-name="P7" draw:layer="layout" svg:width="21.907cm" svg:height="3.681cm" svg:x="1.746cm" svg:y="1.014cm" presentation:class="title" presentation:user-transformed="true">
          <draw:text-box>
            <text:p text:style-name="P6"><text:span text:style-name="T3">Ερωτήσεις</text:span></text:p>
          </draw:text-box>
        </draw:frame>
        <draw:frame draw:name="Content Placeholder 2" presentation:style-name="pr18" draw:text-style-name="P8" draw:layer="layout" svg:width="21.907cm" svg:height="12.086cm" svg:x="1.746cm" svg:y="5.071cm" presentation:class="outline" presentation:placeholder="true" presentation:user-transformed="true">
          <draw:text-box/>
        </draw:frame>
        <draw:frame draw:name="Date Placeholder 3" presentation:style-name="pr6" draw:text-style-name="P10" draw:layer="layout" svg:width="5.714cm" svg:height="1.013cm" svg:x="1.746cm" svg:y="17.657cm" presentation:class="date-time" presentation:user-transformed="true">
          <draw:text-box>
            <text:p text:style-name="P9"><text:span text:style-name="T4">&lt;Μήνας&gt; &lt;Χρονιά&gt;</text:span></text:p>
          </draw:text-box>
        </draw:frame>
        <draw:frame draw:name="Footer Placeholder 4" presentation:style-name="pr6" draw:text-style-name="P10" draw:layer="layout" svg:width="8.572cm" svg:height="1.013cm" svg:x="8.414cm" svg:y="17.657cm" presentation:class="footer" presentation:user-transformed="true">
          <draw:text-box>
            <text:p text:style-name="P11"><text:span text:style-name="T5">&lt;Τίτλος εργασίας&gt;</text:span></text:p>
          </draw:text-box>
        </draw:frame>
        <draw:frame draw:name="Slide Number Placeholder 5" presentation:style-name="pr6" draw:text-style-name="P10" draw:layer="layout" svg:width="5.714cm" svg:height="1.013cm" svg:x="17.939cm" svg:y="17.657cm" presentation:class="page-number" presentation:user-transformed="true">
          <draw:text-box>
            <text:p text:style-name="P12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Calibri Light" svg:font-family="'Calibri Light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&lt;Μήνας&gt; &lt;Χρονιά&gt;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3">&lt;Τίτλος εργασίας&gt;</text:span></text:p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1.907cm" svg:height="3.681cm" svg:x="1.74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1.907cm" svg:height="12.086cm" svg:x="1.746cm" svg:y="5.071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2">&lt;Μήνας&gt; &lt;Χρονιά&gt;</text:span></text:p>
        </draw:text-box>
      </draw:frame>
      <draw:frame draw:name="Footer Placeholder 4" presentation:style-name="Mpr7" draw:text-style-name="MP8" draw:layer="backgroundobjects" svg:width="8.572cm" svg:height="1.013cm" svg:x="8.414cm" svg:y="17.657cm" presentation:class="footer" presentation:user-transformed="true">
        <draw:text-box>
          <text:p text:style-name="MP9"><text:span text:style-name="MT3">&lt;Τίτλος εργασίας&gt;</text:span></text:p>
        </draw:text-box>
      </draw:frame>
      <draw:frame draw:name="Slide Number Placeholder 5" presentation:style-name="Mpr7" draw:text-style-name="MP8" draw:layer="backgroundobjects" svg:width="5.714cm" svg:height="1.013cm" svg:x="17.939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Τίτλος</dc:title>
    <dc:creator>Kyriakos Chatzidimitriou</dc:creator>
    <meta:editing-cycles>1</meta:editing-cycles>
    <meta:creation-date>2021-10-12T21:09:18.686964135</meta:creation-date>
    <dc:date>2016-07-11T11:45:46</dc:date>
    <meta:editing-duration>PT1M</meta:editing-duration>
    <meta:generator>LibreOffice/6.4.7.2$Linux_X86_64 LibreOffice_project/40$Build-2</meta:generator>
    <meta:document-statistic meta:object-count="10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